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4a5" officeooo:paragraph-rsid="0010f4a5"/>
    </style:style>
    <style:style style:name="P2" style:family="paragraph" style:parent-style-name="Standard">
      <style:text-properties officeooo:rsid="00117126" officeooo:paragraph-rsid="00117126"/>
    </style:style>
    <style:style style:name="P3" style:family="paragraph" style:parent-style-name="Standard">
      <style:text-properties officeooo:rsid="00129bd0" officeooo:paragraph-rsid="00129bd0"/>
    </style:style>
    <style:style style:name="P4" style:family="paragraph" style:parent-style-name="Standard">
      <style:text-properties officeooo:rsid="0017154b" officeooo:paragraph-rsid="0017154b"/>
    </style:style>
    <style:style style:name="P5" style:family="paragraph" style:parent-style-name="Standard">
      <style:text-properties officeooo:rsid="0017e52b" officeooo:paragraph-rsid="0017e52b"/>
    </style:style>
    <style:style style:name="P6" style:family="paragraph" style:parent-style-name="Standard">
      <style:text-properties officeooo:rsid="001b4e73" officeooo:paragraph-rsid="001b4e73"/>
    </style:style>
    <style:style style:name="P7" style:family="paragraph" style:parent-style-name="Standard">
      <style:text-properties officeooo:rsid="001b8e44" officeooo:paragraph-rsid="001b8e44"/>
    </style:style>
    <style:style style:name="P8" style:family="paragraph" style:parent-style-name="Standard">
      <style:text-properties officeooo:rsid="001c701b" officeooo:paragraph-rsid="001c701b"/>
    </style:style>
    <style:style style:name="P9" style:family="paragraph" style:parent-style-name="Standard">
      <style:text-properties officeooo:rsid="001cef09" officeooo:paragraph-rsid="001cef09"/>
    </style:style>
    <style:style style:name="P10" style:family="paragraph" style:parent-style-name="Standard">
      <style:text-properties officeooo:rsid="001dd1cc" officeooo:paragraph-rsid="001dd1cc"/>
    </style:style>
    <style:style style:name="P11" style:family="paragraph" style:parent-style-name="Standard">
      <style:text-properties officeooo:rsid="00208fc5" officeooo:paragraph-rsid="00208fc5"/>
    </style:style>
    <style:style style:name="P12" style:family="paragraph" style:parent-style-name="Standard">
      <style:text-properties officeooo:rsid="0021da94" officeooo:paragraph-rsid="0021da94"/>
    </style:style>
    <style:style style:name="P13" style:family="paragraph" style:parent-style-name="Standard">
      <style:text-properties officeooo:rsid="00233a6d" officeooo:paragraph-rsid="00233a6d"/>
    </style:style>
    <style:style style:name="P14" style:family="paragraph" style:parent-style-name="Standard">
      <style:text-properties officeooo:rsid="00242abe" officeooo:paragraph-rsid="00242abe"/>
    </style:style>
    <style:style style:name="P15" style:family="paragraph" style:parent-style-name="Standard">
      <style:text-properties officeooo:rsid="00275a64" officeooo:paragraph-rsid="00275a64"/>
    </style:style>
    <style:style style:name="P16" style:family="paragraph" style:parent-style-name="Standard">
      <style:text-properties officeooo:rsid="002b28b1" officeooo:paragraph-rsid="002b28b1"/>
    </style:style>
    <style:style style:name="P17" style:family="paragraph" style:parent-style-name="Standard">
      <style:text-properties officeooo:rsid="002b3735" officeooo:paragraph-rsid="002b3735"/>
    </style:style>
    <style:style style:name="P18" style:family="paragraph" style:parent-style-name="Standard">
      <style:text-properties officeooo:rsid="002c898b" officeooo:paragraph-rsid="002c898b"/>
    </style:style>
    <style:style style:name="P19" style:family="paragraph" style:parent-style-name="Standard">
      <style:text-properties officeooo:rsid="002ffbf6" officeooo:paragraph-rsid="002ffbf6"/>
    </style:style>
    <style:style style:name="P20" style:family="paragraph" style:parent-style-name="Standard">
      <style:text-properties officeooo:rsid="00328c71" officeooo:paragraph-rsid="00328c71"/>
    </style:style>
    <style:style style:name="P21" style:family="paragraph" style:parent-style-name="Standard">
      <style:text-properties officeooo:rsid="0032eb6a" officeooo:paragraph-rsid="00328c71"/>
    </style:style>
    <style:style style:name="P22" style:family="paragraph" style:parent-style-name="Standard">
      <style:text-properties officeooo:rsid="0032eb6a" officeooo:paragraph-rsid="0032eb6a"/>
    </style:style>
    <style:style style:name="P23" style:family="paragraph" style:parent-style-name="Standard">
      <style:text-properties officeooo:rsid="0034c9c9" officeooo:paragraph-rsid="0034c9c9"/>
    </style:style>
    <style:style style:name="P24" style:family="paragraph" style:parent-style-name="Standard">
      <style:text-properties officeooo:rsid="00363168" officeooo:paragraph-rsid="00363168"/>
    </style:style>
    <style:style style:name="P25" style:family="paragraph" style:parent-style-name="Standard">
      <style:text-properties officeooo:rsid="00373065" officeooo:paragraph-rsid="00373065"/>
    </style:style>
    <style:style style:name="P26" style:family="paragraph" style:parent-style-name="Standard">
      <style:text-properties officeooo:rsid="003951bc" officeooo:paragraph-rsid="003951bc"/>
    </style:style>
    <style:style style:name="P27" style:family="paragraph" style:parent-style-name="Standard">
      <style:text-properties officeooo:rsid="00398711" officeooo:paragraph-rsid="00398711"/>
    </style:style>
    <style:style style:name="P28" style:family="paragraph" style:parent-style-name="Standard">
      <style:text-properties officeooo:rsid="003a3fc6" officeooo:paragraph-rsid="003a3fc6"/>
    </style:style>
    <style:style style:name="P29" style:family="paragraph" style:parent-style-name="Standard">
      <style:text-properties officeooo:rsid="003b3cfa" officeooo:paragraph-rsid="003b3cfa"/>
    </style:style>
    <style:style style:name="P30" style:family="paragraph" style:parent-style-name="Standard">
      <style:text-properties officeooo:rsid="003c6da1" officeooo:paragraph-rsid="003c6da1"/>
    </style:style>
    <style:style style:name="P31" style:family="paragraph" style:parent-style-name="Standard">
      <style:text-properties officeooo:rsid="003dddb4" officeooo:paragraph-rsid="003dddb4"/>
    </style:style>
    <style:style style:name="P32" style:family="paragraph" style:parent-style-name="Standard">
      <style:text-properties officeooo:rsid="003f7d07" officeooo:paragraph-rsid="003f7d07"/>
    </style:style>
    <style:style style:name="P33" style:family="paragraph" style:parent-style-name="Standard">
      <style:text-properties officeooo:rsid="00411a1e" officeooo:paragraph-rsid="00411a1e"/>
    </style:style>
    <style:style style:name="T1" style:family="text">
      <style:text-properties officeooo:rsid="00117126"/>
    </style:style>
    <style:style style:name="T2" style:family="text">
      <style:text-properties officeooo:rsid="00129050"/>
    </style:style>
    <style:style style:name="T3" style:family="text">
      <style:text-properties officeooo:rsid="00148402"/>
    </style:style>
    <style:style style:name="T4" style:family="text">
      <style:text-properties officeooo:rsid="0015db2c"/>
    </style:style>
    <style:style style:name="T5" style:family="text">
      <style:text-properties officeooo:rsid="0017154b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373065"/>
    </style:style>
    <style:style style:name="T8" style:family="text">
      <style:text-properties style:text-position="0% 100%"/>
    </style:style>
    <style:style style:name="T9" style:family="text">
      <style:text-properties officeooo:rsid="00193fe4"/>
    </style:style>
    <style:style style:name="T10" style:family="text">
      <style:text-properties officeooo:rsid="001ce7fb"/>
    </style:style>
    <style:style style:name="T11" style:family="text">
      <style:text-properties officeooo:rsid="001f8951"/>
    </style:style>
    <style:style style:name="T12" style:family="text">
      <style:text-properties officeooo:rsid="002e7037"/>
    </style:style>
    <style:style style:name="T13" style:family="text">
      <style:text-properties officeooo:rsid="0030cea3"/>
    </style:style>
    <style:style style:name="T14" style:family="text">
      <style:text-properties officeooo:rsid="00373065"/>
    </style:style>
    <style:style style:name="T15" style:family="text">
      <style:text-properties officeooo:rsid="003908d1"/>
    </style:style>
    <style:style style:name="T16" style:family="text">
      <style:text-properties officeooo:rsid="003951bc"/>
    </style:style>
    <style:style style:name="T17" style:family="text">
      <style:text-properties officeooo:rsid="003c4473"/>
    </style:style>
    <style:style style:name="T18" style:family="text">
      <style:text-properties officeooo:rsid="003c6da1"/>
    </style:style>
    <style:style style:name="T19" style:family="text">
      <style:text-properties officeooo:rsid="00422b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position des instances</text:p>
      <text:p text:style-name="P1">dans le tableau récapitulatif</text:p>
      <text:p text:style-name="P1">Commission éducative</text:p>
      <text:p text:style-name="P1"/>
      <text:p text:style-name="P1">2. Approbation du règlement intérieur du conseil d’administration</text:p>
      <text:p text:style-name="P2">demande d’enregistrement pour sourdité d’un.e des membres, qui doit être accepté par la DACSES</text:p>
      <text:p text:style-name="P1">remarque de Soumille : <text:span text:style-name="T1">proposition de tour</text:span><text:span text:style-name="T2">s</text:span><text:span text:style-name="T1"> de parole </text:span><text:span text:style-name="T2">distribués par la présidence</text:span></text:p>
      <text:p text:style-name="P3">remarque de Soumille : <text:span text:style-name="T3">concernant le PV faire des tours </text:span><text:span text:style-name="T4">(point des representants de parents, qui ne seront pas </text:span><text:span text:style-name="T5">tjrs dans la mesure)</text:span></text:p>
      <text:p text:style-name="P3"/>
      <text:p text:style-name="P4">3. délégation de signature : mme VIDAL TIROLE et mme REDOUANE</text:p>
      <text:p text:style-name="P4"/>
      <text:p text:style-name="P4">5. point sur la rentrée</text:p>
      <text:p text:style-name="P4"/>
      <text:p text:style-name="P4">513 élèves <text:span text:style-name="T9">cette année contre 535 en fin d’année dernière</text:span></text:p>
      <text:p text:style-name="P4">55 enseignants dont 2PE extérieur</text:p>
      <text:p text:style-name="P4">25 personnels</text:p>
      <text:p text:style-name="P4"/>
      <text:p text:style-name="P5">SEGPA qui n’est pas pleine en 6<text:span text:style-name="T6">e</text:span> et en 3<text:span text:style-name="T6">e</text:span> </text:p>
      <text:p text:style-name="P5">non plus en UPE2A</text:p>
      <text:p text:style-name="P5"/>
      <text:p text:style-name="P6">6. Calendrier</text:p>
      <text:p text:style-name="P6"/>
      <text:p text:style-name="P6">solidarité : journée portes ouvertes pour les CM1 CM2 + autre journée pour travail</text:p>
      <text:p text:style-name="P6"/>
      <text:p text:style-name="P6">CFG : certificat de fin d’étude générale</text:p>
      <text:p text:style-name="P6">cérémonie de remise de prix</text:p>
      <text:p text:style-name="P6"/>
      <text:p text:style-name="P7">7. évaluations nationales</text:p>
      <text:p text:style-name="P7"/>
      <text:p text:style-name="P8">analyse des résultats</text:p>
      <text:p text:style-name="P8">Remarque de mme SOUMILLE <text:span text:style-name="T10">sur ce que pensent les professeurs </text:span></text:p>
      <text:p text:style-name="P9">Remarque Tayeb : les élèves ne comprennent pas l’utilité, il n’y a pas d’enjeu</text:p>
      <text:p text:style-name="P8"/>
      <text:p text:style-name="P10">intervention de Danny, et des PE <text:span text:style-name="T11">pour les 4e</text:span></text:p>
      <text:p text:style-name="P10"/>
      <text:p text:style-name="P8"/>
      <text:p text:style-name="P11"/>
      <text:p text:style-name="P12">9. protocole RCD rentrée 2024</text:p>
      <text:p text:style-name="P13">10 enseignants volontaires</text:p>
      <text:p text:style-name="P13"/>
      <text:p text:style-name="P14">remarque de mme SOUMILLE : inéquité, sous-entend qu’on en fait pas assez, ne répond au manque d’enseignant</text:p>
      <text:p text:style-name="P14"/>
      <text:p text:style-name="P15">10. projet association sportive du college Henri Barbusse</text:p>
      <text:p text:style-name="P16">foot, basket, lutte, danse et fitness nouveau</text:p>
      <text:p text:style-name="P16">cotisation à 20€ + fiche d’inscription </text:p>
      <text:p text:style-name="P17">tournoi avec le CVC</text:p>
      <text:p text:style-name="P18">filles championnes de France</text:p>
      <text:p text:style-name="P18">127 licenciés <text:span text:style-name="T12">dont 54 filles</text:span></text:p>
      <text:p text:style-name="P19">remarque mme CHELQUI parents d’élève : liste d’appel <text:span text:style-name="T13">pour savoir où est l’enfant</text:span></text:p>
      <text:p text:style-name="P19"/>
      <text:p text:style-name="P20"><text:soft-page-break/>11. Appel à projet pédagogiques</text:p>
      <text:p text:style-name="P20"/>
      <text:p text:style-name="P21">^projet PAE mairie svt M philippe : biodiversité au collège</text:p>
      <text:p text:style-name="P22">projet fresque UPE2A</text:p>
      <text:p text:style-name="P22">projet PAE allemagne</text:p>
      <text:p text:style-name="P22">projet AAP petit dej</text:p>
      <text:p text:style-name="P22">projet oile Armada trophée des bahuts</text:p>
      <text:p text:style-name="P22">projet AAP remise des prix</text:p>
      <text:p text:style-name="P22"/>
      <text:p text:style-name="P23">12. projet armada des bahuts</text:p>
      <text:p text:style-name="P24">lutte contre le décrochage scolaire : voyage de 5 jours sur des voiliers, amener 12 élèves <text:span text:style-name="T16">mixte 50/50 </text:span><text:span text:style-name="T14">de 5</text:span><text:span text:style-name="T7">e</text:span><text:span text:style-name="T14"> </text:span>sur des voiliers</text:p>
      <text:p text:style-name="P25">raccrocher les élèves avec <text:span text:style-name="T15">le réchauffement climatique </text:span>comme fil conducteur </text:p>
      <text:p text:style-name="P26">1500€ budget </text:p>
      <text:p text:style-name="P26"/>
      <text:p text:style-name="P27">13. autorisation donnée au chef d’établissement de signer contrats et conventions a incidence financière</text:p>
      <text:p text:style-name="P27"/>
      <text:p text:style-name="P28">14.</text:p>
      <text:p text:style-name="P27"/>
      <text:p text:style-name="P28">Delthil : prise en charge psy élèves</text:p>
      <text:p text:style-name="P28">tousenstages : aide à orientation</text:p>
      <text:p text:style-name="P28">lycée utrillo : prêt matériel secourisme</text:p>
      <text:p text:style-name="P28">convention collège au cinéma : 3 classe de 6<text:span text:style-name="T6">e</text:span> dans un programme ciné sur l’année</text:p>
      <text:p text:style-name="P28">convetnion champrs pros segpa ckg la courtille et dora marr convention pour permettre à 2 élèves de 3<text:span text:style-name="T6">e</text:span> ULIS de bénéficier d’inclusion</text:p>
      <text:p text:style-name="P28">cinema l’Ecran</text:p>
      <text:p text:style-name="P28">les enfants du jeu</text:p>
      <text:p text:style-name="P28">ACTE : prend en charge les élèves qui sont exclus trois jours </text:p>
      <text:p text:style-name="P28">convention EPS : gymnase mairie de st denis avec creneaux dédiés pour les élèves</text:p>
      <text:p text:style-name="P28">convention EPS : utilisation de la piscine annette kellerùa,</text:p>
      <text:p text:style-name="P28"/>
      <text:p text:style-name="P28">15. information sur des conventions</text:p>
      <text:p text:style-name="P28"/>
      <text:p text:style-name="P28">convention entre le conseil départemental de seine saint denis et l’EPLE</text:p>
      <text:p text:style-name="P29"/>
      <text:p text:style-name="P29">8. plan d’attractivté</text:p>
      <text:p text:style-name="P29">département et blabla, s’unissent pour les établissements les plus évités, sur Saint Denis le collège Henri Barbusse </text:p>
      <text:p text:style-name="P29">choix du privé</text:p>
      <text:p text:style-name="P29">face à cet évitement : propose aides accompagnement (matériel, aménagement des espaces, offre de formation repensée <text:span text:style-name="T17">comme une option audiovisuelle </text:span><text:span text:style-name="T18">ou classe sportive particulière)</text:span></text:p>
      <text:p text:style-name="P29"/>
      <text:p text:style-name="P30">3 facteurs qui se combinent pour l’évitement</text:p>
      <text:p text:style-name="P30">perception de la composition sociale, qualité éducative perçue, existence d’une offre de concurrence jugée plus attractive et accessible</text:p>
      <text:p text:style-name="P30"/>
      <text:p text:style-name="P31">--</text:p>
      <text:p text:style-name="P31">atelier segpa : repas à 10€ et traiteur pour 80€</text:p>
      <text:p text:style-name="P31">pertes : rembourser les pertes </text:p>
      <text:p text:style-name="P31"/>
      <text:p text:style-name="P31">---</text:p>
      <text:p text:style-name="P31"><text:soft-page-break/>charte d’attribution des fonds sociaux </text:p>
      <text:p text:style-name="P31"/>
      <text:p text:style-name="P31">questions diverses : </text:p>
      <text:p text:style-name="P31">• formation aux premiers secours durée de 3h</text:p>
      <text:p text:style-name="P31">• nuisibles : aucune constatation de problème </text:p>
      <text:p text:style-name="P32">• envoyer l’ensemble des documents en un seul mail</text:p>
      <text:p text:style-name="P33">• toilettes non mixtes ? Non ok</text:p>
      <text:p text:style-name="P33">• <text:span text:style-name="T19">absences ? Incompréhension des parents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23:44.857000000</meta:creation-date>
    <dc:date>2024-11-07T20:10:10.776000000</dc:date>
    <meta:editing-duration>PT1H46M3S</meta:editing-duration>
    <meta:editing-cycles>51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75" meta:word-count="591" meta:character-count="3633" meta:non-whitespace-character-count="3106"/>
  </office:meta>
</office:document-meta>
</file>